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Normální" style:family="paragraph">
      <style:text-properties fo:background-color="#FFFF00"/>
    </style:style>
    <style:style style:name="P22" style:parent-style-name="Normální" style:family="paragraph">
      <style:text-properties fo:background-color="#FFFF00"/>
    </style:style>
    <style:style style:name="P23" style:parent-style-name="Normální" style:family="paragraph">
      <style:text-properties fo:background-color="#FFFF00"/>
    </style:style>
    <style:style style:name="P24" style:parent-style-name="Seznam" style:family="paragraph">
      <style:paragraph-properties fo:margin-top="0in" fo:margin-bottom="0in"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top="0in" fo:margin-bottom="0in"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6/2022<text:bookmark-end text:name="Text14"/></text:p>
            <text:p text:style-name="Normální">KVOP-30160/2022<text:bookmark-end text:name="Text2"/></text:p>
            <text:p text:style-name="Normální"><text:bookmark-start text:name="Text6"/>12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Ing. T. S., MBA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/>
      <text:h text:style-name="P18" text:outline-level="1">Sdělení<text:s/>o poskytnutí informace<text:s/>a rozhodnutí<text:s/>o částečném odmítnutí žádosti<text:s/>podle zákona č. 106/1999 Sb., o svobodném přístupu k informacím, ve znění pozdějších předpisů</text:h>
      <text:p text:style-name="Základnítext">Vážený pane inženýre,</text:p>
      <text:p text:style-name="Základnítext">dne 11. května 2022 byla<text:s/>do Kanceláře veřejného ochránce práv doručena Vaše žádost podle zákona<text:s/>o svobodném přístupu<text:s/>k informacím, kterou<text:s/><text:span text:style-name="Silné">žádáte následující informace</text:span>:</text:p>
      <text:list text:style-name="LFO8" text:continue-numbering="true">
        <text:list-item>
          <text:p text:style-name="P19">zprávu<text:s/>o šetření<text:s/>ve věci kázeňského řízení sp. zn. 1487/2020/VOP/KKO,<text:s/>č. j. KVOP-33572/2020/VOP<text:s/>ze dne 2. září 2020,</text:p>
        </text:list-item>
        <text:list-item>
          <text:p text:style-name="P20">zprávu<text:s/>o šetření<text:s/>ve věci přemístění odsouzeného<text:s/>do jiné věznice sp. zn. 6123/2019/VOP, č.j. KVOP-509325/2019.</text:p>
        </text:list-item>
      </text:list>
      <text:p text:style-name="Základnítext">K Vaší žádosti<text:s/><text:span text:style-name="Silné">poskytuji následující informace</text:span>:</text:p>
      <text:p text:style-name="Základnítext">K bodu<text:s/>č. 1</text:p>
      <text:p text:style-name="Základnítext">Přílohou poskytuji<text:s/>zprávu<text:s/>o šetření<text:s/>ve věci kázeňského řízení sp. zn. 1487/2020/VOP/KKO,<text:s/>č. j. KVOP-33572/2020/VOP<text:s/>ze dne 2. září 2020. Poskytuji vytištěnou kopii záznamu ke zprávě o šetření sp. zn.<text:s/>1487/2020/VOP/KKO<text:s/>z veřejně dostupné databáze Evidence stanovisek ochránce.</text:p>
      <text:p text:style-name="Základnítext">K bodu<text:s/>č. 2</text:p>
      <text:p text:style-name="Základnítext"><text:span text:style-name="Silné">Tuto informaci nelze poskytnout.</text:span><text:s/>V podrobnostech odkazuji<text:s/>na současně vydané rozhodnutí<text:s/>o částečném odmítnutí informací.</text:p>
      <text:p text:style-name="P21"/>
      <text:p text:style-name="P22"/>
      <text:p text:style-name="P23"/>
      <text:p text:style-name="podpis">JUDr. Pavel Pořízek, Ph.D.</text:p>
      <text:p text:style-name="podpis">vedoucí Kanceláře veřejného ochránce práv</text:p>
      <text:p text:style-name="podpis"/>
      <text:p text:style-name="Příloha"/>
      <text:soft-page-break/>
      <text:p text:style-name="Příloha">Přílohy</text:p>
      <text:p text:style-name="Příloha"/>
      <text:list text:style-name="LFO2" text:continue-numbering="true">
        <text:list-item>
          <text:p text:style-name="P24">zpráva o šetření<text:s/>ve věci kázeňského řízení sp. zn. 1487/2020/VOP/KKO,<text:s/>č. j. KVOP-33572/2020/VOP<text:s/>ze dne 2. září 2020</text:p>
        </text:list-item>
        <text:list-item>
          <text:p text:style-name="P25">zpráva o šetření<text:s/>ve věci přemístění odsouzeného<text:s/>do jiné věznice sp. zn. 6123/2019/VOP, č.j. KVOP-509325/2019 ze dne 13. listopadu 2019</text:p>
        </text:list-item>
      </text:list>
      <text:p text:style-name="Příloha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in"/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JLC5*</text:span>*KVOPX00CJLC5*</text:p>
        <text:p text:style-name="P12"><text:span text:style-name="T13">KVOPX00CJLC5</text:span>KVOPX00CJLC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09:49:00Z</meta:creation-date>
    <dc:date>2022-07-27T09:51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30" meta:character-count="1589" meta:row-count="11" meta:non-whitespace-character-count="1362"/>
  </office:meta>
</office:document-meta>
</file>